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a76" officeooo:paragraph-rsid="000a8a76"/>
    </style:style>
    <style:style style:name="P2" style:family="paragraph" style:parent-style-name="Standard">
      <style:text-properties fo:font-weight="bold" officeooo:rsid="000a8a76" officeooo:paragraph-rsid="000a8a76" style:font-weight-asian="bold" style:font-weight-complex="bold"/>
    </style:style>
    <style:style style:name="P3" style:family="paragraph" style:parent-style-name="Standard">
      <style:text-properties fo:font-weight="bold" officeooo:rsid="000b724d" officeooo:paragraph-rsid="000b724d" style:font-weight-asian="bold" style:font-weight-complex="bold"/>
    </style:style>
    <style:style style:name="P4" style:family="paragraph" style:parent-style-name="Standard">
      <style:text-properties fo:font-weight="normal" officeooo:rsid="000a8a76" officeooo:paragraph-rsid="000a8a76" style:font-weight-asian="normal" style:font-weight-complex="normal"/>
    </style:style>
    <style:style style:name="P5" style:family="paragraph" style:parent-style-name="Standard">
      <style:text-properties fo:font-weight="normal" officeooo:rsid="000b724d" officeooo:paragraph-rsid="000b724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ition of numbers</text:p>
      <text:p text:style-name="P1"/>
      <text:p text:style-name="P1">mov ax, 10</text:p>
      <text:p text:style-name="P1">mov bx, 20</text:p>
      <text:p text:style-name="P1">add ax,bx<text:tab/>; Added value is stored in ax register</text:p>
      <text:p text:style-name="P1"/>
      <text:p text:style-name="P2">Subtraction of numbers</text:p>
      <text:p text:style-name="P1"/>
      <text:p text:style-name="P1">mov ax, 20</text:p>
      <text:p text:style-name="P1">mov bx, 10</text:p>
      <text:p text:style-name="P1">sub ax, bx<text:tab/>; ax = ax - bx <text:tab/><text:tab/> <text:s text:c="3"/><text:tab/><text:tab/></text:p>
      <text:p text:style-name="P1"/>
      <text:p text:style-name="P1"/>
      <text:p text:style-name="P2">Multiplication of numbers</text:p>
      <text:p text:style-name="P1"/>
      <text:p text:style-name="P1">mov ax, 10</text:p>
      <text:p text:style-name="P1">mov bx, 20</text:p>
      <text:p text:style-name="P1">mul bx <text:tab/>; results 200 in ax register</text:p>
      <text:p text:style-name="P1"/>
      <text:p text:style-name="P2">Division of numbers</text:p>
      <text:p text:style-name="P1"/>
      <text:p text:style-name="P1">mov ax, 13</text:p>
      <text:p text:style-name="P1">mov bx, 5</text:p>
      <text:p text:style-name="P1">div bx<text:tab/><text:tab/>; ax = ax / bx <text:s/>and <text:s/>dx = ax % bx</text:p>
      <text:p text:style-name="P1"/>
      <text:p text:style-name="P1"/>
      <text:p text:style-name="P2">Even or Odd program</text:p>
      <text:p text:style-name="P1"/>
      <text:p text:style-name="P1">include 'emu8086.inc'</text:p>
      <text:p text:style-name="P1"/>
      <text:p text:style-name="P1">MOV AL, 11</text:p>
      <text:p text:style-name="P1">MOV BL, 2</text:p>
      <text:p text:style-name="P1">DIV BL</text:p>
      <text:p text:style-name="P1">CMP AH,0</text:p>
      <text:p text:style-name="P1">JE EVEN</text:p>
      <text:p text:style-name="P1">PRINT 'odd'</text:p>
      <text:p text:style-name="P1">RET</text:p>
      <text:p text:style-name="P1"/>
      <text:p text:style-name="P1">EVEN:</text:p>
      <text:p text:style-name="P1"><text:s text:c="4"/>PRINT 'even'</text:p>
      <text:p text:style-name="P1"/>
      <text:p text:style-name="P1"/>
      <text:p text:style-name="P2">Factorial of a number program</text:p>
      <text:p text:style-name="P2"/>
      <text:p text:style-name="P4">include 'emu8086.inc'</text:p>
      <text:p text:style-name="P4"/>
      <text:p text:style-name="P4">call scan_num</text:p>
      <text:p text:style-name="P4">MOV AX, 1</text:p>
      <text:p text:style-name="P4">MOV bx, cx</text:p>
      <text:p text:style-name="P4"/>
      <text:p text:style-name="P4">FACTORIAL:</text:p>
      <text:p text:style-name="P4"/>
      <text:p text:style-name="P4"><text:soft-page-break/>CMP BX, 1</text:p>
      <text:p text:style-name="P4">JNE CHEYYI</text:p>
      <text:p text:style-name="P4">CALL PRINT_NUM_UNS</text:p>
      <text:p text:style-name="P4">RET</text:p>
      <text:p text:style-name="P4"/>
      <text:p text:style-name="P4">CHEYYI:</text:p>
      <text:p text:style-name="P4"><text:s text:c="4"/>MUL BX</text:p>
      <text:p text:style-name="P4"><text:s text:c="4"/>DEC BX</text:p>
      <text:p text:style-name="P4"><text:s text:c="4"/>JMP FACTORIAL</text:p>
      <text:p text:style-name="P4"><text:s text:c="5"/></text:p>
      <text:p text:style-name="P4"><text:s text:c="17"/></text:p>
      <text:p text:style-name="P4">RET</text:p>
      <text:p text:style-name="P4">DEFINE_PRINT_NUM_UNS</text:p>
      <text:p text:style-name="P4">define_scan_num <text:s text:c="15"/></text:p>
      <text:p text:style-name="P4"/>
      <text:p text:style-name="P4"/>
      <text:p text:style-name="P2">Program to check whether a given number is Prime</text:p>
      <text:p text:style-name="P2"/>
      <text:p text:style-name="P4">;prime number</text:p>
      <text:p text:style-name="P4">include 'emu8086.inc'</text:p>
      <text:p text:style-name="P4"/>
      <text:p text:style-name="P4">call scan_num</text:p>
      <text:p text:style-name="P4"/>
      <text:p text:style-name="P4">mov bl, 2</text:p>
      <text:p text:style-name="P4">mov al, cl</text:p>
      <text:p text:style-name="P4"/>
      <text:p text:style-name="P4">mov dl, al</text:p>
      <text:p text:style-name="P4"/>
      <text:p text:style-name="P4">check:</text:p>
      <text:p text:style-name="P4">cmp bl,dl</text:p>
      <text:p text:style-name="P4">je halt</text:p>
      <text:p text:style-name="P4"/>
      <text:p text:style-name="P4">mov ah, 0</text:p>
      <text:p text:style-name="P4">mov al, dl</text:p>
      <text:p text:style-name="P4">div bl</text:p>
      <text:p text:style-name="P4">cmp ah, 0</text:p>
      <text:p text:style-name="P4">je prime</text:p>
      <text:p text:style-name="P4">inc bl</text:p>
      <text:p text:style-name="P4">jmp check</text:p>
      <text:p text:style-name="P4">ret</text:p>
      <text:p text:style-name="P4"/>
      <text:p text:style-name="P4">prime:</text:p>
      <text:p text:style-name="P4">print 'not prime'</text:p>
      <text:p text:style-name="P4">hlt</text:p>
      <text:p text:style-name="P4"/>
      <text:p text:style-name="P4">halt:</text:p>
      <text:p text:style-name="P4">print 'prime'</text:p>
      <text:p text:style-name="P4">ret</text:p>
      <text:p text:style-name="P4"/>
      <text:p text:style-name="P4">define_scan_num</text:p>
      <text:p text:style-name="P4"/>
      <text:p text:style-name="P4"/>
      <text:p text:style-name="P2"><text:soft-page-break/>Program to check whether a given number is Palindrome</text:p>
      <text:p text:style-name="P4">; palindrome of a number</text:p>
      <text:p text:style-name="P4"/>
      <text:p text:style-name="P4">include 'emu8086.inc'</text:p>
      <text:p text:style-name="P4"/>
      <text:p text:style-name="P4">call scan_num</text:p>
      <text:p text:style-name="P4">mov ax, cx</text:p>
      <text:p text:style-name="P4">mov cx, 0</text:p>
      <text:p text:style-name="P4">mov temp, ax</text:p>
      <text:p text:style-name="P4">mov bx, 10</text:p>
      <text:p text:style-name="P4">mov n, ax</text:p>
      <text:p text:style-name="P4"/>
      <text:p text:style-name="P4">rev:</text:p>
      <text:p text:style-name="P4">mov dx, 0</text:p>
      <text:p text:style-name="P4">mov ax, n</text:p>
      <text:p text:style-name="P4">div bx</text:p>
      <text:p text:style-name="P4"/>
      <text:p text:style-name="P4">mov n, ax</text:p>
      <text:p text:style-name="P4">mov ax, 10</text:p>
      <text:p text:style-name="P4">mov rem, dx</text:p>
      <text:p text:style-name="P4">mul cx</text:p>
      <text:p text:style-name="P4">mov cx,ax</text:p>
      <text:p text:style-name="P4">add cx, rem</text:p>
      <text:p text:style-name="P4"/>
      <text:p text:style-name="P4">mov ax,n</text:p>
      <text:p text:style-name="P4">cmp ax, 0</text:p>
      <text:p text:style-name="P4">je exit</text:p>
      <text:p text:style-name="P4">jmp rev</text:p>
      <text:p text:style-name="P4"/>
      <text:p text:style-name="P4">exit:</text:p>
      <text:p text:style-name="P4"><text:s/>mov ax,cx</text:p>
      <text:p text:style-name="P4"><text:s/>;call print_num_uns</text:p>
      <text:p text:style-name="P4"/>
      <text:p text:style-name="P4">mov dx, 0</text:p>
      <text:p text:style-name="P4">div temp</text:p>
      <text:p text:style-name="P4">cmp dx, 0</text:p>
      <text:p text:style-name="P4">je palindrome</text:p>
      <text:p text:style-name="P4">print 'not palindrome'</text:p>
      <text:p text:style-name="P4">hlt</text:p>
      <text:p text:style-name="P4"/>
      <text:p text:style-name="P4">polindrome:</text:p>
      <text:p text:style-name="P4"><text:s text:c="4"/>print 'palindrome'</text:p>
      <text:p text:style-name="P4"/>
      <text:p text:style-name="P4"/>
      <text:p text:style-name="P4">hlt</text:p>
      <text:p text:style-name="P4">n dw 0 </text:p>
      <text:p text:style-name="P4">temp dw 0</text:p>
      <text:p text:style-name="P4">res dw 0</text:p>
      <text:p text:style-name="P4">rem dw 0</text:p>
      <text:p text:style-name="P4">define_print_num_uns</text:p>
      <text:p text:style-name="P4">define_scan_num</text:p>
      <text:p text:style-name="P4"/>
      <text:p text:style-name="P4"><text:soft-page-break/></text:p>
      <text:p text:style-name="P2">Program to print reverse of a number</text:p>
      <text:p text:style-name="P2"/>
      <text:p text:style-name="P4">; reverse of a number</text:p>
      <text:p text:style-name="P4"/>
      <text:p text:style-name="P4">include 'emu8086.inc'</text:p>
      <text:p text:style-name="P4"/>
      <text:p text:style-name="P4">mov ax, 123</text:p>
      <text:p text:style-name="P4">mov bx, 10</text:p>
      <text:p text:style-name="P4">mov n, ax</text:p>
      <text:p text:style-name="P4"/>
      <text:p text:style-name="P4">rev:</text:p>
      <text:p text:style-name="P4">mov dx, 0</text:p>
      <text:p text:style-name="P4">mov ax, n</text:p>
      <text:p text:style-name="P4">div bx</text:p>
      <text:p text:style-name="P4"/>
      <text:p text:style-name="P4">mov n, ax</text:p>
      <text:p text:style-name="P4">mov ax, 10</text:p>
      <text:p text:style-name="P4">mov rem, dx</text:p>
      <text:p text:style-name="P4">mul cx</text:p>
      <text:p text:style-name="P4">mov cx,ax</text:p>
      <text:p text:style-name="P4">add cx, rem</text:p>
      <text:p text:style-name="P4"/>
      <text:p text:style-name="P4">mov ax,n</text:p>
      <text:p text:style-name="P4">cmp ax, 0</text:p>
      <text:p text:style-name="P4">je exit</text:p>
      <text:p text:style-name="P4">jmp rev</text:p>
      <text:p text:style-name="P4"/>
      <text:p text:style-name="P4">exit:</text:p>
      <text:p text:style-name="P4"><text:s/>mov ax,cx</text:p>
      <text:p text:style-name="P4"><text:s/>call print_num_uns</text:p>
      <text:p text:style-name="P4"/>
      <text:p text:style-name="P4">hlt</text:p>
      <text:p text:style-name="P4">n dw 0</text:p>
      <text:p text:style-name="P4">res dw 0</text:p>
      <text:p text:style-name="P4">rem dw 0</text:p>
      <text:p text:style-name="P4">define_print_num_uns</text:p>
      <text:p text:style-name="P4"/>
      <text:p text:style-name="P4"/>
      <text:p text:style-name="P2">Program to check if a given number is Perfect</text:p>
      <text:p text:style-name="P2"/>
      <text:p text:style-name="P4">;perfect number</text:p>
      <text:p text:style-name="P4"/>
      <text:p text:style-name="P4">include 'emu8086.inc'</text:p>
      <text:p text:style-name="P4"/>
      <text:p text:style-name="P4">mov ax, 6</text:p>
      <text:p text:style-name="P4">mov cx, ax</text:p>
      <text:p text:style-name="P4">dec cx</text:p>
      <text:p text:style-name="P4">mov num,ax</text:p>
      <text:p text:style-name="P4"/>
      <text:p text:style-name="P4">label:</text:p>
      <text:p text:style-name="P4"><text:s/>mov ax, num</text:p>
      <text:p text:style-name="P4"><text:soft-page-break/><text:s/>mov dx, 0</text:p>
      <text:p text:style-name="P4"><text:s/>div cx</text:p>
      <text:p text:style-name="P4"><text:s/>cmp dx, 0</text:p>
      <text:p text:style-name="P4"><text:s/>jne perfect</text:p>
      <text:p text:style-name="P4"><text:s/>add pnum, cx</text:p>
      <text:p text:style-name="P4"><text:s/>loop label</text:p>
      <text:p text:style-name="P4"><text:s/>jmp final</text:p>
      <text:p text:style-name="P4"><text:s/>ret <text:s/></text:p>
      <text:p text:style-name="P4"/>
      <text:p text:style-name="P4">perfect:</text:p>
      <text:p text:style-name="P4"><text:s/>loop label</text:p>
      <text:p text:style-name="P4"/>
      <text:p text:style-name="P4">final:</text:p>
      <text:p text:style-name="P4"><text:s/>mov ax,num</text:p>
      <text:p text:style-name="P4"><text:s/>mov dx, 0</text:p>
      <text:p text:style-name="P4"><text:s/>div pnum</text:p>
      <text:p text:style-name="P4"><text:s/>cmp ax, 1</text:p>
      <text:p text:style-name="P4"><text:s/>je printperfect</text:p>
      <text:p text:style-name="P4"><text:s/>print 'not perfect' </text:p>
      <text:p text:style-name="P4"><text:s/>hlt</text:p>
      <text:p text:style-name="P4"/>
      <text:p text:style-name="P4">printperfect:</text:p>
      <text:p text:style-name="P4"><text:s/>print 'perfect'</text:p>
      <text:p text:style-name="P4"><text:s/></text:p>
      <text:p text:style-name="P4">num dw 0</text:p>
      <text:p text:style-name="P4">pnum dw 0</text:p>
      <text:p text:style-name="P4"/>
      <text:p text:style-name="P4"/>
      <text:p text:style-name="P2">Program to check if a given number is Armstrong</text:p>
      <text:p text:style-name="P2"/>
      <text:p text:style-name="P4">; armstrong</text:p>
      <text:p text:style-name="P4"/>
      <text:p text:style-name="P4">include 'emu8086.inc'</text:p>
      <text:p text:style-name="P4"/>
      <text:p text:style-name="P4">mov ax, 153</text:p>
      <text:p text:style-name="P4">mov temp, ax</text:p>
      <text:p text:style-name="P4">mov n, ax</text:p>
      <text:p text:style-name="P4">mov bx, 10</text:p>
      <text:p text:style-name="P4"/>
      <text:p text:style-name="P4">arm:</text:p>
      <text:p text:style-name="P4"/>
      <text:p text:style-name="P4">mov ax, n</text:p>
      <text:p text:style-name="P4">mov dx, 0</text:p>
      <text:p text:style-name="P4">div bx</text:p>
      <text:p text:style-name="P4">mov n, ax</text:p>
      <text:p text:style-name="P4"/>
      <text:p text:style-name="P4">mov ax, dx</text:p>
      <text:p text:style-name="P4"/>
      <text:p text:style-name="P4">mov num, dx</text:p>
      <text:p text:style-name="P4">mul num</text:p>
      <text:p text:style-name="P4">mul num</text:p>
      <text:p text:style-name="P4"/>
      <text:p text:style-name="P4"><text:soft-page-break/>add res,ax</text:p>
      <text:p text:style-name="P4"/>
      <text:p text:style-name="P4">mov ax, n</text:p>
      <text:p text:style-name="P4">mov dx, 0</text:p>
      <text:p text:style-name="P4">div bx</text:p>
      <text:p text:style-name="P4">cmp n,0</text:p>
      <text:p text:style-name="P4">jne arm</text:p>
      <text:p text:style-name="P4"/>
      <text:p text:style-name="P4">mov ax, res</text:p>
      <text:p text:style-name="P4">;mov dx, 0</text:p>
      <text:p text:style-name="P4">;div temp</text:p>
      <text:p text:style-name="P4">cmp ax, temp</text:p>
      <text:p text:style-name="P4">je armstrong</text:p>
      <text:p text:style-name="P4">print 'not armstrong'</text:p>
      <text:p text:style-name="P4">CALL print_num_uns</text:p>
      <text:p text:style-name="P4">hlt</text:p>
      <text:p text:style-name="P4"/>
      <text:p text:style-name="P4">armstrong:</text:p>
      <text:p text:style-name="P4">print 'armstrong' <text:s text:c="13"/></text:p>
      <text:p text:style-name="P4">hlt</text:p>
      <text:p text:style-name="P4">define_print_num_uns</text:p>
      <text:p text:style-name="P4">num dw 0</text:p>
      <text:p text:style-name="P4">n dw 0</text:p>
      <text:p text:style-name="P4">res dw 0</text:p>
      <text:p text:style-name="P4">temp dw 0</text:p>
      <text:p text:style-name="P4"/>
      <text:p text:style-name="P4"/>
      <text:p text:style-name="P2">Program to calculate LCM of given number</text:p>
      <text:p text:style-name="P2"/>
      <text:p text:style-name="P4">include 'emu8086.inc'</text:p>
      <text:p text:style-name="P4">mov ax,n1</text:p>
      <text:p text:style-name="P4">mov bx,n2</text:p>
      <text:p text:style-name="P4">mov const,ax</text:p>
      <text:p text:style-name="P4">cmp ax,bx</text:p>
      <text:p text:style-name="P4">ja label1</text:p>
      <text:p text:style-name="P4">mov ax,bx</text:p>
      <text:p text:style-name="P4">mov bx,n1 </text:p>
      <text:p text:style-name="P4">mov const,ax</text:p>
      <text:p text:style-name="P4">label1: <text:s/></text:p>
      <text:p text:style-name="P4"><text:s text:c="4"/>mov ax,const</text:p>
      <text:p text:style-name="P4"><text:s text:c="4"/>inc q</text:p>
      <text:p text:style-name="P4"><text:s text:c="4"/>mov dx,0</text:p>
      <text:p text:style-name="P4"><text:s text:c="4"/>mul q</text:p>
      <text:p text:style-name="P4"><text:s text:c="4"/>mov temp,ax</text:p>
      <text:p text:style-name="P4"><text:s text:c="4"/>div bx</text:p>
      <text:p text:style-name="P4"><text:s text:c="4"/>cmp dx,0</text:p>
      <text:p text:style-name="P4"><text:s text:c="4"/>je label2</text:p>
      <text:p text:style-name="P4"><text:s text:c="4"/>jmp label1</text:p>
      <text:p text:style-name="P4">label2:</text:p>
      <text:p text:style-name="P4"><text:s text:c="4"/>mov ax,temp</text:p>
      <text:p text:style-name="P4"><text:s text:c="4"/>call print_num_uns</text:p>
      <text:p text:style-name="P4">ret</text:p>
      <text:p text:style-name="P4"><text:soft-page-break/>n1 dw 7</text:p>
      <text:p text:style-name="P4">n2 dw 9</text:p>
      <text:p text:style-name="P4">q db 0</text:p>
      <text:p text:style-name="P4">temp dw 0</text:p>
      <text:p text:style-name="P4">const dw 0 </text:p>
      <text:p text:style-name="P4">define_print_num_uns</text:p>
      <text:p text:style-name="P4">end</text:p>
      <text:p text:style-name="P4"/>
      <text:p text:style-name="P4"/>
      <text:p text:style-name="P2">Program to calculate GCD of given number</text:p>
      <text:p text:style-name="P4">include 'emu8086.inc'</text:p>
      <text:p text:style-name="P4">mov ax,n1</text:p>
      <text:p text:style-name="P4">mov bx,n2</text:p>
      <text:p text:style-name="P4">mov const,ax</text:p>
      <text:p text:style-name="P4">mov q,bx</text:p>
      <text:p text:style-name="P4">cmp ax,bx</text:p>
      <text:p text:style-name="P4">ja label1</text:p>
      <text:p text:style-name="P4">mov ax,bx</text:p>
      <text:p text:style-name="P4">mov bx,n1</text:p>
      <text:p text:style-name="P4">mov const,ax</text:p>
      <text:p text:style-name="P4">mov q,bx</text:p>
      <text:p text:style-name="P4">label1:</text:p>
      <text:p text:style-name="P4"><text:s text:c="4"/>mov ax,const</text:p>
      <text:p text:style-name="P4"><text:s text:c="4"/>mov dx,0</text:p>
      <text:p text:style-name="P4"><text:s text:c="4"/>div q</text:p>
      <text:p text:style-name="P4"><text:s text:c="4"/>cmp dx,0</text:p>
      <text:p text:style-name="P4"><text:s text:c="4"/>je label2</text:p>
      <text:p text:style-name="P4"><text:s text:c="4"/>dec q</text:p>
      <text:p text:style-name="P4"><text:s text:c="4"/>jmp label1</text:p>
      <text:p text:style-name="P4">label2:</text:p>
      <text:p text:style-name="P4"><text:s text:c="4"/>mov dx,0</text:p>
      <text:p text:style-name="P4"><text:s text:c="4"/>mov ax,bx</text:p>
      <text:p text:style-name="P4"><text:s text:c="4"/>div q</text:p>
      <text:p text:style-name="P4"><text:s text:c="4"/>cmp dx,0</text:p>
      <text:p text:style-name="P4"><text:s text:c="4"/>je label3</text:p>
      <text:p text:style-name="P4"><text:s text:c="4"/>dec q</text:p>
      <text:p text:style-name="P4"><text:s text:c="4"/>jmp label1</text:p>
      <text:p text:style-name="P4">label3:</text:p>
      <text:p text:style-name="P4"><text:s text:c="4"/>mov ax,q</text:p>
      <text:p text:style-name="P4"><text:s text:c="4"/>call print_num_uns</text:p>
      <text:p text:style-name="P4">ret</text:p>
      <text:p text:style-name="P4">n1 dw 63</text:p>
      <text:p text:style-name="P4">n2 dw 35</text:p>
      <text:p text:style-name="P4">q dw 0</text:p>
      <text:p text:style-name="P4">const dw 0</text:p>
      <text:p text:style-name="P4">define_print_num_uns</text:p>
      <text:p text:style-name="P2"/>
      <text:p text:style-name="P2">Program to print Fibonacci series</text:p>
      <text:p text:style-name="P2"/>
      <text:p text:style-name="P4">include 'emu8086.inc'</text:p>
      <text:p text:style-name="P4">mov ax,0</text:p>
      <text:p text:style-name="P4">mov bx,1</text:p>
      <text:p text:style-name="P4"><text:soft-page-break/>mov cx,n</text:p>
      <text:p text:style-name="P4">cmp cx,0</text:p>
      <text:p text:style-name="P4">je exit</text:p>
      <text:p text:style-name="P4">cmp cx,1</text:p>
      <text:p text:style-name="P4">je print</text:p>
      <text:p text:style-name="P4">call print_num</text:p>
      <text:p text:style-name="P4">l1:</text:p>
      <text:p text:style-name="P4"><text:s text:c="4"/>mov prev,ax</text:p>
      <text:p text:style-name="P4"><text:s text:c="4"/>add ax,bx</text:p>
      <text:p text:style-name="P4"><text:s text:c="4"/>print ' '</text:p>
      <text:p text:style-name="P4"><text:s text:c="4"/>call print_num</text:p>
      <text:p text:style-name="P4"><text:s text:c="4"/>mov bx,prev</text:p>
      <text:p text:style-name="P4"><text:s text:c="4"/>loop l1</text:p>
      <text:p text:style-name="P4">printn</text:p>
      <text:p text:style-name="P4">printn 'sum is'</text:p>
      <text:p text:style-name="P4">call print_num</text:p>
      <text:p text:style-name="P4">ret</text:p>
      <text:p text:style-name="P4">exit: </text:p>
      <text:p text:style-name="P4">call print_num</text:p>
      <text:p text:style-name="P4">ret</text:p>
      <text:p text:style-name="P4">print: </text:p>
      <text:p text:style-name="P4">mov ax,1</text:p>
      <text:p text:style-name="P4">call print_num</text:p>
      <text:p text:style-name="P4"><text:s text:c="4"/>ret</text:p>
      <text:p text:style-name="P4">n dw 3</text:p>
      <text:p text:style-name="P4">prev dw 0</text:p>
      <text:p text:style-name="P4">define_print_num_uns <text:s/></text:p>
      <text:p text:style-name="P4">define_print_num</text:p>
      <text:p text:style-name="P2"/>
      <text:p text:style-name="P2"/>
      <text:p text:style-name="P3">Program to find minimum number in an array</text:p>
      <text:p text:style-name="P2"/>
      <text:p text:style-name="P5">include 'emu8086.inc'</text:p>
      <text:p text:style-name="P5"/>
      <text:p text:style-name="P5">;org 100h</text:p>
      <text:p text:style-name="P5"/>
      <text:p text:style-name="P5">lea si, arr</text:p>
      <text:p text:style-name="P5">mov ah, 0</text:p>
      <text:p text:style-name="P5">mov al, [si]</text:p>
      <text:p text:style-name="P5">mov min, al</text:p>
      <text:p text:style-name="P5">mov cl, 3</text:p>
      <text:p text:style-name="P5"/>
      <text:p text:style-name="P5">least: </text:p>
      <text:p text:style-name="P5"/>
      <text:p text:style-name="P5">inc si</text:p>
      <text:p text:style-name="P5">mov al, [si]</text:p>
      <text:p text:style-name="P5">mov bl, al</text:p>
      <text:p text:style-name="P5">cmp min, al</text:p>
      <text:p text:style-name="P5">jb cont</text:p>
      <text:p text:style-name="P5">mov min, bl</text:p>
      <text:p text:style-name="P5">loop least</text:p>
      <text:p text:style-name="P5">cmp cl,0</text:p>
      <text:p text:style-name="P5"><text:soft-page-break/>je done</text:p>
      <text:p text:style-name="P5"/>
      <text:p text:style-name="P5">cont:</text:p>
      <text:p text:style-name="P5"><text:s text:c="2"/>loop least</text:p>
      <text:p text:style-name="P5"><text:s text:c="2"/>ret</text:p>
      <text:p text:style-name="P5">done:</text:p>
      <text:p text:style-name="P5"><text:s text:c="4"/>mov al, min</text:p>
      <text:p text:style-name="P5"><text:s text:c="4"/>call print_num_uns</text:p>
      <text:p text:style-name="P5"><text:s text:c="4"/>hlt</text:p>
      <text:p text:style-name="P5"/>
      <text:p text:style-name="P5">ret</text:p>
      <text:p text:style-name="P5">define_print_num_uns</text:p>
      <text:p text:style-name="P5">arr db 9,15,5</text:p>
      <text:p text:style-name="P5">min db 0</text:p>
      <text:p text:style-name="P5"/>
      <text:p text:style-name="P3">Program to find maximum number in an array</text:p>
      <text:p text:style-name="P3"/>
      <text:p text:style-name="P5">include 'emu8086.inc'</text:p>
      <text:p text:style-name="P5"/>
      <text:p text:style-name="P5">;org 100h</text:p>
      <text:p text:style-name="P5"/>
      <text:p text:style-name="P5">lea si, arr</text:p>
      <text:p text:style-name="P5">mov ah, 0</text:p>
      <text:p text:style-name="P5">mov al, [si]</text:p>
      <text:p text:style-name="P5">mov min, al</text:p>
      <text:p text:style-name="P5">mov cl, 3</text:p>
      <text:p text:style-name="P5"/>
      <text:p text:style-name="P5">least: </text:p>
      <text:p text:style-name="P5"/>
      <text:p text:style-name="P5">inc si</text:p>
      <text:p text:style-name="P5">mov al, [si]</text:p>
      <text:p text:style-name="P5">mov bl, al</text:p>
      <text:p text:style-name="P5">cmp min, al</text:p>
      <text:p text:style-name="P5">jg cont</text:p>
      <text:p text:style-name="P5">mov min, bl</text:p>
      <text:p text:style-name="P5">loop least</text:p>
      <text:p text:style-name="P5">cmp cl,0</text:p>
      <text:p text:style-name="P5">je done</text:p>
      <text:p text:style-name="P5"/>
      <text:p text:style-name="P5">cont:</text:p>
      <text:p text:style-name="P5"><text:s text:c="2"/>loop least</text:p>
      <text:p text:style-name="P5"><text:s text:c="2"/>ret</text:p>
      <text:p text:style-name="P5">done:</text:p>
      <text:p text:style-name="P5"><text:s text:c="4"/>mov al, min</text:p>
      <text:p text:style-name="P5"><text:s text:c="4"/>call print_num_uns</text:p>
      <text:p text:style-name="P5"><text:s text:c="4"/>hlt</text:p>
      <text:p text:style-name="P5"/>
      <text:p text:style-name="P5">ret</text:p>
      <text:p text:style-name="P5">define_print_num_uns</text:p>
      <text:p text:style-name="P5">arr db 9,15,5</text:p>
      <text:p text:style-name="P5">min db 0</text:p>
      <text:p text:style-name="P5"/>
      <text:p text:style-name="P3"><text:soft-page-break/>Program to print array in sorted order</text:p>
      <text:p text:style-name="P3"/>
      <text:p text:style-name="P5">include 'emu8086.inc'</text:p>
      <text:p text:style-name="P5">label1: </text:p>
      <text:p text:style-name="P5"><text:s text:c="4"/>lea si,inp</text:p>
      <text:p text:style-name="P5"><text:s text:c="4"/>inc i</text:p>
      <text:p text:style-name="P5"><text:s text:c="4"/>mov ax,i</text:p>
      <text:p text:style-name="P5"><text:s text:c="4"/>cmp ax,n</text:p>
      <text:p text:style-name="P5"><text:s text:c="4"/>je label5</text:p>
      <text:p text:style-name="P5"><text:s text:c="4"/>mov j,0</text:p>
      <text:p text:style-name="P5">label2:</text:p>
      <text:p text:style-name="P5"><text:s text:c="4"/>mov bx,n</text:p>
      <text:p text:style-name="P5"><text:s text:c="4"/>sub bx,1</text:p>
      <text:p text:style-name="P5"><text:s text:c="4"/>sub bx,i</text:p>
      <text:p text:style-name="P5"><text:s text:c="4"/>cmp j,bx</text:p>
      <text:p text:style-name="P5"><text:s text:c="4"/>jae label1</text:p>
      <text:p text:style-name="P5"><text:s text:c="4"/>mov ax,[si]</text:p>
      <text:p text:style-name="P5"><text:s text:c="4"/>cmp ax,[si+2]</text:p>
      <text:p text:style-name="P5"><text:s text:c="4"/>ja label3</text:p>
      <text:p text:style-name="P5"><text:s text:c="4"/>inc j</text:p>
      <text:p text:style-name="P5"><text:s text:c="4"/>inc si</text:p>
      <text:p text:style-name="P5"><text:s text:c="4"/>inc si</text:p>
      <text:p text:style-name="P5"><text:s text:c="4"/>jmp label2</text:p>
      <text:p text:style-name="P5">label3:</text:p>
      <text:p text:style-name="P5"><text:s text:c="4"/>mov bx,[si+2]</text:p>
      <text:p text:style-name="P5"><text:s text:c="4"/>mov [si+2],ax</text:p>
      <text:p text:style-name="P5"><text:s text:c="4"/>mov [si],bx</text:p>
      <text:p text:style-name="P5"><text:s text:c="4"/>inc j</text:p>
      <text:p text:style-name="P5"><text:s text:c="4"/>inc si</text:p>
      <text:p text:style-name="P5"><text:s text:c="4"/>inc si</text:p>
      <text:p text:style-name="P5"><text:s text:c="4"/>jmp label2</text:p>
      <text:p text:style-name="P5">label5: </text:p>
      <text:p text:style-name="P5">mov i,-1</text:p>
      <text:p text:style-name="P5">lea si,inp</text:p>
      <text:p text:style-name="P5">lea di,outp</text:p>
      <text:p text:style-name="P5">printing:</text:p>
      <text:p text:style-name="P5"><text:s text:c="4"/>inc i</text:p>
      <text:p text:style-name="P5"><text:s text:c="4"/>mov ax,i</text:p>
      <text:p text:style-name="P5"><text:s text:c="4"/>cmp ax,n</text:p>
      <text:p text:style-name="P5"><text:s text:c="4"/>je exit</text:p>
      <text:p text:style-name="P5"><text:s text:c="4"/>mov ax,[si]</text:p>
      <text:p text:style-name="P5"><text:s text:c="4"/>mov [di],ax</text:p>
      <text:p text:style-name="P5"><text:s text:c="4"/>inc si</text:p>
      <text:p text:style-name="P5"><text:s text:c="4"/>inc si</text:p>
      <text:p text:style-name="P5"><text:s text:c="4"/>inc di</text:p>
      <text:p text:style-name="P5"><text:s text:c="4"/>inc di</text:p>
      <text:p text:style-name="P5"><text:s text:c="4"/>jmp printing </text:p>
      <text:p text:style-name="P5">exit: </text:p>
      <text:p text:style-name="P5">ret</text:p>
      <text:p text:style-name="P5">inp dw 10h,30h,20h,40h</text:p>
      <text:p text:style-name="P5">outp dw 0,0,0,0 </text:p>
      <text:p text:style-name="P5">i dw -1</text:p>
      <text:p text:style-name="P5"><text:soft-page-break/>j dw 0</text:p>
      <text:p text:style-name="P5">n dw 4</text:p>
      <text:p text:style-name="P5"/>
      <text:p text:style-name="P5"/>
      <text:p text:style-name="P3">Program to print reverse of a string</text:p>
      <text:p text:style-name="P5"/>
      <text:p text:style-name="P5">include 'emu8086.inc'</text:p>
      <text:p text:style-name="P5"/>
      <text:p text:style-name="P5">;org 100h</text:p>
      <text:p text:style-name="P5"/>
      <text:p text:style-name="P5">;print complete </text:p>
      <text:p text:style-name="P5">;mov dl, offset str</text:p>
      <text:p text:style-name="P5">;mov ah, 9</text:p>
      <text:p text:style-name="P5">;int 21h</text:p>
      <text:p text:style-name="P5"/>
      <text:p text:style-name="P5"><text:s text:c="8"/></text:p>
      <text:p text:style-name="P5">lea si, str</text:p>
      <text:p text:style-name="P5">mov cx,si</text:p>
      <text:p text:style-name="P5"/>
      <text:p text:style-name="P5">reverse:</text:p>
      <text:p text:style-name="P5">mov bl, [si]</text:p>
      <text:p text:style-name="P5">cmp bl, '$'</text:p>
      <text:p text:style-name="P5">je exit</text:p>
      <text:p text:style-name="P5">mov dl, bl</text:p>
      <text:p text:style-name="P5">;mov ah, 2</text:p>
      <text:p text:style-name="P5">;int 21h</text:p>
      <text:p text:style-name="P5">inc si</text:p>
      <text:p text:style-name="P5">jmp reverse</text:p>
      <text:p text:style-name="P5"><text:s text:c="5"/></text:p>
      <text:p text:style-name="P5">exit:</text:p>
      <text:p text:style-name="P5">dec si</text:p>
      <text:p text:style-name="P5">mov dl, [si]</text:p>
      <text:p text:style-name="P5">mov ah,2</text:p>
      <text:p text:style-name="P5">int 21h</text:p>
      <text:p text:style-name="P5">cmp si, cx</text:p>
      <text:p text:style-name="P5">jne exit</text:p>
      <text:p text:style-name="P5">ret</text:p>
      <text:p text:style-name="P5">str db 'Hello$'</text:p>
      <text:p text:style-name="P5">dollar db '$'</text:p>
      <text:p text:style-name="P5"/>
      <text:p text:style-name="P5"/>
      <text:p text:style-name="P3">Program to check if a string is a Palindrome</text:p>
      <text:p text:style-name="P3"/>
      <text:p text:style-name="P5">include 'emu8086.inc'</text:p>
      <text:p text:style-name="P5">lea si,str</text:p>
      <text:p text:style-name="P5">lea di,str</text:p>
      <text:p text:style-name="P5">label1:</text:p>
      <text:p text:style-name="P5"><text:s text:c="4"/>mov dl,[si]</text:p>
      <text:p text:style-name="P5"><text:s text:c="4"/>cmp dl,'$'</text:p>
      <text:p text:style-name="P5"><text:s text:c="4"/>je label2</text:p>
      <text:p text:style-name="P5"><text:s text:c="4"/>inc si</text:p>
      <text:p text:style-name="P5"><text:s text:c="4"/>jmp label1</text:p>
      <text:p text:style-name="P5"><text:soft-page-break/>label2:</text:p>
      <text:p text:style-name="P5"><text:s text:c="4"/>dec si</text:p>
      <text:p text:style-name="P5"><text:s text:c="4"/>cmp di,si</text:p>
      <text:p text:style-name="P5"><text:s text:c="4"/>ja exit1</text:p>
      <text:p text:style-name="P5"><text:s text:c="4"/>mov al,[si]</text:p>
      <text:p text:style-name="P5"><text:s text:c="4"/>cmp al,[di]</text:p>
      <text:p text:style-name="P5"><text:s text:c="4"/>je label3</text:p>
      <text:p text:style-name="P5"><text:s text:c="4"/>print 'not palindrome'</text:p>
      <text:p text:style-name="P5"><text:s text:c="4"/>jmp exit</text:p>
      <text:p text:style-name="P5">label3:</text:p>
      <text:p text:style-name="P5"><text:s text:c="4"/>inc di</text:p>
      <text:p text:style-name="P5"><text:s text:c="4"/>jmp label2</text:p>
      <text:p text:style-name="P5">exit1:</text:p>
      <text:p text:style-name="P5"><text:s text:c="4"/>print 'palindrome'</text:p>
      <text:p text:style-name="P5">exit:</text:p>
      <text:p text:style-name="P5">ret</text:p>
      <text:p text:style-name="P5">str db 'sris$'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2-03T17:19:32.985552792</meta:creation-date>
    <dc:date>2021-12-03T17:36:57.260909838</dc:date>
    <meta:editing-duration>PT4M53S</meta:editing-duration>
    <meta:editing-cycles>2</meta:editing-cycles>
    <meta:generator>LibreOffice/7.2.0.4$Linux_X86_64 LibreOffice_project/9a9c6381e3f7a62afc1329bd359cc48accb6435b</meta:generator>
    <meta:document-statistic meta:table-count="0" meta:image-count="0" meta:object-count="0" meta:page-count="12" meta:paragraph-count="478" meta:word-count="1121" meta:character-count="5675" meta:non-whitespace-character-count="4510"/>
  </office:meta>
</office:document-meta>
</file>